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5799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81d41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ex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nnect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10_RX</text:p>
          </table:table-cell>
          <table:table-cell office:value-type="string" calcext:value-type="string">
            <text:p>M4_RX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10_TX</text:p>
          </table:table-cell>
          <table:table-cell office:value-type="string" calcext:value-type="string">
            <text:p>M4_TX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M2_PWM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GPIO_Input</text:p>
          </table:table-cell>
          <table:table-cell office:value-type="string" calcext:value-type="string">
            <text:p>B1 (Blue_User_Button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32_I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32_OU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5_SDA</text:p>
          </table:table-cell>
          <table:table-cell office:value-type="string" calcext:value-type="string">
            <text:p>VL53L4CD2_SDA</text:p>
          </table:table-cell>
          <table:table-cell table:style-name="ce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5_SCL</text:p>
          </table:table-cell>
          <table:table-cell office:value-type="string" calcext:value-type="string">
            <text:p>VL53L4CD2_SCL</text:p>
          </table:table-cell>
          <table:table-cell table:style-name="ce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53L4CD_SHUT</text:p>
          </table:table-cell>
          <table:table-cell table:style-name="ce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53L4CD_INT</text:p>
          </table:table-cell>
          <table:table-cell table:style-name="ce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53L4CD2_INT</text:p>
          </table:table-cell>
          <table:table-cell table:style-name="ce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53L4CD2_SHUT</text:p>
          </table:table-cell>
          <table:table-cell table:style-name="ce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23_CH1</text:p>
          </table:table-cell>
          <table:table-cell office:value-type="string" calcext:value-type="string">
            <text:p>M3_PWM</text:p>
          </table:table-cell>
          <table:table-cell table:style-name="ce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0-OSC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_IN</text:p>
          </table:table-cell>
          <table:table-cell office:value-type="string" calcext:value-type="string">
            <text:p>MC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1-OSC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CC_OSC_OU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RMII_MDC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2_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2_MISO</text:p>
          </table:table-cell>
          <table:table-cell office:value-type="string" calcext:value-type="string">
            <text:p>RF_MISO</text:p>
          </table:table-cell>
          <table:table-cell table:style-name="ce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C3_C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2_MOSI</text:p>
          </table:table-cell>
          <table:table-cell office:value-type="string" calcext:value-type="string">
            <text:p>RF_MOSI</text:p>
          </table:table-cell>
          <table:table-cell table:style-name="ce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MonoIO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M1_PWM</text:p>
          </table:table-cell>
          <table:table-cell table:style-name="ce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M1_Encoder_B</text:p>
          </table:table-cell>
          <table:table-cell table:style-name="ce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M2_TX</text:p>
          </table:table-cell>
          <table:table-cell table:style-name="ce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M2_RX</text:p>
          </table:table-cell>
          <table:table-cell table:style-name="ce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WSENS_CS</text:p>
          </table:table-cell>
          <table:table-cell table:style-name="ce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WSENS_SCL</text:p>
          </table:table-cell>
          <table:table-cell table:style-name="ce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WSENS_SAO</text:p>
          </table:table-cell>
          <table:table-cell table:style-name="ce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TH_CRS_DV</text:p>
          </table:table-cell>
          <table:table-cell office:value-type="string" calcext:value-type="string">
            <text:p>RMII_CRS_DV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TH_RXD0</text:p>
          </table:table-cell>
          <table:table-cell office:value-type="string" calcext:value-type="string">
            <text:p>RMII_RXD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RMII_RXD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_GREEN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24_CH1</text:p>
          </table:table-cell>
          <table:table-cell office:value-type="string" calcext:value-type="string">
            <text:p>M4_PWM</text:p>
          </table:table-cell>
          <table:table-cell table:style-name="ce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ADPS-9960_SCL</text:p>
          </table:table-cell>
          <table:table-cell table:style-name="ce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ADPS-9960_SDA</text:p>
          </table:table-cell>
          <table:table-cell table:style-name="ce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RF_CS</text:p>
          </table:table-cell>
          <table:table-cell table:style-name="ce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VL53L4CD_SCL</text:p>
          </table:table-cell>
          <table:table-cell table:style-name="ce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VL53L4CD_SDA</text:p>
          </table:table-cell>
          <table:table-cell table:style-name="ce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CAP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Rpi_RX</text:p>
          </table:table-cell>
          <table:table-cell table:style-name="ce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TH_TXD1</text:p>
          </table:table-cell>
          <table:table-cell office:value-type="string" calcext:value-type="string">
            <text:p>RMII_TXD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M5_PWM</text:p>
          </table:table-cell>
          <table:table-cell table:style-name="ce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M1_RX</text:p>
          </table:table-cell>
          <table:table-cell table:style-name="ce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STLK_VCP_RX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STLK_VCP_TX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M3_Encoder_A</text:p>
          </table:table-cell>
          <table:table-cell table:style-name="ce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INT</text:p>
          </table:table-cell>
          <table:table-cell table:style-name="ce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Boot</text:p>
          </table:table-cell>
          <table:table-cell table:style-name="ce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PS1</text:p>
          </table:table-cell>
          <table:table-cell table:style-name="ce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PS2</text:p>
          </table:table-cell>
          <table:table-cell table:style-name="ce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BL-IND</text:p>
          </table:table-cell>
          <table:table-cell table:style-name="ce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SEN0374_RST</text:p>
          </table:table-cell>
          <table:table-cell table:style-name="ce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ADPS-9960_INT</text:p>
          </table:table-cell>
          <table:table-cell table:style-name="ce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PIO_EXTI7</text:p>
          </table:table-cell>
          <table:table-cell office:value-type="string" calcext:value-type="string">
            <text:p>USB_FS_OVCR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6180_IO1</text:p>
          </table:table-cell>
          <table:table-cell table:style-name="ce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DD33USB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M4_Encoder_A</text:p>
          </table:table-cell>
          <table:table-cell table:style-name="ce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M4_Encoder_B</text:p>
          </table:table-cell>
          <table:table-cell table:style-name="ce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VL6180_IO0</text:p>
          </table:table-cell>
          <table:table-cell table:style-name="ce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VL6180_SDA</text:p>
          </table:table-cell>
          <table:table-cell table:style-name="ce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VL6180_SCL</text:p>
          </table:table-cell>
          <table:table-cell table:style-name="ce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OTG_HS_VBUS</text:p>
          </table:table-cell>
          <table:table-cell office:value-type="string" calcext:value-type="string">
            <text:p>USB_FS_VBUS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USB_FS_ID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OTG_HS_DM</text:p>
          </table:table-cell>
          <table:table-cell office:value-type="string" calcext:value-type="string">
            <text:p>USB_FS_DM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B_OTG_HS_DP</text:p>
          </table:table-cell>
          <table:table-cell office:value-type="string" calcext:value-type="string">
            <text:p>USB_FS_DP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A13(JTMS/SWDI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EBUG_JTMS-SWDIO</text:p>
          </table:table-cell>
          <table:table-cell office:value-type="string" calcext:value-type="string">
            <text:p>SWDIO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CAP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14(JTCK/SWCLK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EBUG_JTCK-SWCLK</text:p>
          </table:table-cell>
          <table:table-cell office:value-type="string" calcext:value-type="string">
            <text:p>SWCLK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A15(JTDI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2_CH1</text:p>
          </table:table-cell>
          <table:table-cell office:value-type="string" calcext:value-type="string">
            <text:p>M1_Encoder_A</text:p>
          </table:table-cell>
          <table:table-cell table:style-name="ce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M5_TX</text:p>
          </table:table-cell>
          <table:table-cell table:style-name="ce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M5_RX</text:p>
          </table:table-cell>
          <table:table-cell table:style-name="ce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Rpi_TX</text:p>
          </table:table-cell>
          <table:table-cell table:style-name="ce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2_SCK</text:p>
          </table:table-cell>
          <table:table-cell office:value-type="string" calcext:value-type="string">
            <text:p>RF_SCK</text:p>
          </table:table-cell>
          <table:table-cell table:style-name="ce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WSENS_SDA</text:p>
          </table:table-cell>
          <table:table-cell table:style-name="ce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M3_RX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TH_TX_EN</text:p>
          </table:table-cell>
          <table:table-cell office:value-type="string" calcext:value-type="string">
            <text:p>RMII_TX_EN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RMII_TXD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6_TX</text:p>
          </table:table-cell>
          <table:table-cell office:value-type="string" calcext:value-type="string">
            <text:p>M3_TX</text:p>
          </table:table-cell>
          <table:table-cell table:style-name="ce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B3(JTDO/TRACESWO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EBUG_JTDO-SWO</text:p>
          </table:table-cell>
          <table:table-cell office:value-type="string" calcext:value-type="string">
            <text:p>SWO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B4(NJTRST)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M2_Encoder_A</text:p>
          </table:table-cell>
          <table:table-cell table:style-name="ce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M2_Encoder_B</text:p>
          </table:table-cell>
          <table:table-cell table:style-name="ce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M1_TX</text:p>
          </table:table-cell>
          <table:table-cell table:style-name="ce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M3_Encoder_B</text:p>
          </table:table-cell>
          <table:table-cell table:style-name="ce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Boot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EN0374_SCL</text:p>
          </table:table-cell>
          <table:table-cell table:style-name="ce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SEN0374_SDA</text:p>
          </table:table-cell>
          <table:table-cell table:style-name="ce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PIO_Output</text:p>
          </table:table-cell>
          <table:table-cell office:value-type="string" calcext:value-type="string">
            <text:p>LED_YELLOW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DR_ON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owe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HarmonyOS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HarmonyOS Sans SC" style:font-family-asian="'HarmonyOS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2:59:41.6853222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7T12:59:48.328829798</dc:date>
    <meta:editing-duration>PT9M17S</meta:editing-duration>
    <meta:editing-cycles>3</meta:editing-cycles>
    <meta:generator>LibreOffice/24.8.2.1$Linux_X86_64 LibreOffice_project/480$Build-1</meta:generator>
    <meta:document-statistic meta:table-count="1" meta:cell-count="597" meta:object-count="0"/>
  </office:meta>
</office:document-meta>
</file>